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automatic-styles>
    <style:style style:name="P1" style:parent-style-name="Heading1" style:master-page-name="MP0" style:family="paragraph">
      <style:paragraph-properties fo:break-before="page"/>
    </style:style>
    <style:style style:name="T2" style:parent-style-name="DefaultParagraphFont" style:family="text">
      <style:text-properties style:text-position="super 63.6%"/>
    </style:style>
    <style:style style:name="P3" style:parent-style-name="Normal" style:family="paragraph">
      <style:paragraph-properties fo:break-before="page"/>
      <style:text-properties fo:hyphenate="true"/>
    </style:style>
  </office:automatic-styles>
  <office:body>
    <office:text text:use-soft-page-breaks="true">
      <text:h text:style-name="P1" text:outline-level="1">Assembly Tutorial, Lesson 7: Bit by Bit</text:h>
      <text:p text:style-name="Normal">[Title Slide]</text:p>
      <text:p text:style-name="Normal">Hi, there! This is Matt Heffernan. Welcome back to my channel. This is the seventh episode of my tutorial series on Z80 assembly<text:s/>language development, targeting the Sinclair ZX Spectrum to learn how to program a simple system starting at the very lowest level. If you haven’t seen the first episode, I strongly encourage you to go back to my channel, and don’t forget to subscribe and<text:s/>click the bell to be notified when the next episode comes out, and start this playlist from the beginning.</text:p>
      <text:p text:style-name="Normal">So far in this series, we have learned the basics of assembly language and went over how to deal with data in whole bytes and words, moving it around<text:s/>and doing simple arithmetic. However, the Z80 has many instructions that deal with data on the bit level, where you can do logical operations, shifting, testing and simply setting individual bit states. There’s a lot to go over here, so let’s get right into it.</text:p>
      <text:p text:style-name="Normal">[cut to slide 2 – What’s a Bit?]</text:p>
      <text:p text:style-name="Normal">To review, a bit is nothing more than a single state: true or false, high or low. Bits are the basis of digital computing as there is no in-between value, which makes things simple on a basic logical level. A byte is<text:s/>8 bits, and in the mnemonics of Z80 assembly language they are numbered 0 to 7, with zero being the lowest bit at the rightmost position. Bit 7 is the highest bit at the far left end, which is also used as a sign bit for 8-bit values. With 8 bits, a byte<text:s/>can have 2 to the eighth power different values, which works out to 256, with a range of 0 to 255. But for the purposes of this lesson, we don’t care about the numerical value of the byte, but only the values of each bit. Now, let’s see how we can deal with them individually.</text:p>
      <text:p text:style-name="Normal">[cut to slide 3 – Boolean logic]</text:p>
      <text:p text:style-name="Normal">As bits are effectively true or false values, computers essentially just perform logical operations on them, using the laws formulated by the 19<text:span text:style-name="T2">th</text:span><text:s/>century British mathematician, George Boole. He is the<text:s/>namesake of Boolean logic, where we can break down any mathematical or logical operation into a sequence of simple operations. The most simple is the Not operation, indicated by a tilde, where the result is the opposite of a Boolean value. So if the value<text:s/>of A is true, then Not A is false, and vice versa. For digital logic, we use 0 for False and 1 for True, and we can see how the Not operation works in this truth table. The other operations are binary rather than unary, meaning they are the result of two input values instead of one. The Or operation, indicated by a V, will result in a true value if one of the input values are true, so A Or B will be true unless both A and B are false. The And operation, indicated by an upside-down V, will have a false result when at least one of the inputs are false, so A And B will be true if and only if both A and B are true. The last basic operation is called Exclusive Or, which is indicated by circle with a cross inside it. The result of A XOR B will only be true when A<text:s/>and B have opposite values, so the result will be false if they are both the same. These four operations are the basis of all digital logic, and every operation we have seen with the Z80 is derived from combinations of them, as implemented by electronic gates in the microprocessor.</text:p>
      <text:p text:style-name="Normal">[cut to slide 4 – CPL]</text:p>
      <text:p text:style-name="Normal">But this series isn’t about hardware, just software, and the Z80 instruction set lets you do all of these operations on data in registers and memory. We’ll start with Not, which is done with the CPL, or Complement instruction. This simply performs a Not operation on each bit in the Accumulator. So each of the 8 bits is flipped to its opposite value, and that’s it. The Z80 doesn’t let you do this with any other register or memory location, so if you need to invert a whole byte like this, you need to load it into A first, do a CPL, then load it back to where it needs to be. The only side effects of CPL are that both the N and H bits will be set.</text:p>
      <text:p text:style-name="Normal">[cut to slide 5 – OR]</text:p>
      <text:p text:style-name="Normal">The OR instruction will perform an Or operation between the value in the accumulator and another 8-bit value from either a register or memory. The result is then stored back in A, but the other value is unaffected. OR has just a single argument, which can be any of the general purpose 8-bit registers, including A itself. An OR A won’t change the value in A, but it does have the effect of clearing the Carry bit, so you will often see it used for that purpose. You can OR with a value in memory by placing its address in HL and using register indirect addressing, or you can use an offset from an<text:s/><text:soft-page-break/>address in one of the index registers. Finally, you can do an OR with an immediate value that is only in the code. This is generally used to set certain bits in A by having only those bits set in the immediate value. We’ve seen this before when converting decimal number values to number character codes, which you can do with an OR $30, which will set the necessary bits for the conversion. Beyond the carry bit getting cleared, the rest of the system flags are affected, too, including the N and H flags, which will always be cleared, just like C. The P/V flag is used in this case for parity with the resulting value in A. The other flags are modified as expected, with S being set to whatever ended up in bit 7 of A and Z<text:s/>is set if A is now all zeroes, meaning that A was zero before, and whatever value it was ORed with zero as well. It’s this Z bit behavior that lets us use the OR instruction as a holistic OR that we would see in high-level languages and not just a bitwise<text:s/>operation.</text:p>
      <text:p text:style-name="Normal">[cut to slide 6 – AND]</text:p>
      <text:p text:style-name="Normal">The AND instruction works much like the OR instruction, except that it does a bitwise AND for each bit in the accumulator and another 8-bit value. AND supports the same arguments as OR, including AND A, which will also leave A unaffected and clear the carry bit. In fact, AND A and OR A have completely identical results, but for some reason OR A is more commonly. Otherwise, AND is mainly used to clear a set of bits in the accumulator, often with an immediate bit mask. Each<text:s/>bit that is clear in the value will be cleared in A, while the set bits are unaffected. A good example is again with decimal numbers, except we can use an AND $0F to clear out the upper nybble and just get the value of the decimal digit represented by a numerical character code. All the flag results for AND are the same as they are with OR, which means that again we can use the Z bit for a holistic AND. If A is non-zero and it is ANDed with another value with at least one of the same bits set, then the Z bit will be clear. If A started out with zero, then no matter what you AND it with, it will stay zero and the Z bit will be set.</text:p>
      <text:p text:style-name="Normal">[cut to slide 7 – XOR]</text:p>
      <text:p text:style-name="Normal">The XOR instruction does an exclusive Or, again with A and an operand, and the result is stored in A. Yet<text:s/>again, all the same arguments are available and the flag results are all the same. But this time, if you do XOR A, it is guaranteed to make A zero. This turns out to be a great shortcut for loading zero into A, as long as you don’t mind the carry bit being<text:s/>cleared, too. A good use for XOR is for flipping bits in the accumulator, which will happen for every bit that is set in the operand. Doing an XOR $FF will have the same effect as CPL, whereas an XOR 0 will preserve the value in A while setting all the flags based on that value, but there’s no need to do that when an OR A will do effectively the same thing, but much more efficiently.</text:p>
      <text:p text:style-name="Normal">[cut to slide 8 – shifting]</text:p>
      <text:p text:style-name="Normal">Another bit operation we have already seen in shifting, which comes in handy for fast multiplication or division by powers of 2, but there are many other cases where we want to move bits around in lockstep. Bitwise shift instructions on the Z80 only operate on a single byte at a time, which means that when the bits are shifted to the left or right, that the other end needs to be filled in with a new bit value. The Z80 gives you many options for determining this value, which could always be 0 or 1, of come from the carry bit, or from the current register value. And then, to shift more than 8 bits will<text:s/>require you to string together multiple shift instructions, as we will see soon.</text:p>
      <text:p text:style-name="Normal">[cut to slide 9 – SLA]</text:p>
      <text:p text:style-name="Normal">We have used SLA, or Shift Left Arithmetic, before to do multiplication by 2. It does this by shifting the bits in a register or memory location to the<text:s/>left and filling bit zero with a clear bit. It also sets the carry bit to the previous value of bit 7, which has now shifted right out of that byte.<text:s/>The Z80 lets you perform an SLA on any general-purpose 8-bit register, as well as memory locations specified by register indirect or indexed addressing.</text:p>
      <text:p text:style-name="Normal">[cut to slide 10 – SRA]</text:p>
      <text:p text:style-name="Normal">A Shift Right Arithmetic, or SRA, will do an effective divide by two by shifting the bits in the register or memory location to the right. Sign is maintained by preserving the state of bit 7, so negative numbers will be filled with ones and positive numbers are filled with zeroes.<text:s/>The previous state of bit zero is shifted off into the carry bit.<text:s/>You can use SRA on all the same registers and memory addressing modes as SLA, but if you want a way to shift left while filling with zeroes like you do with SLA, then you need a different instruction.</text:p>
      <text:p text:style-name="Normal">[cut to slide 11 – SRL]</text:p>
      <text:soft-page-break/>
      <text:p text:style-name="Normal">That would be Shift Right Logical, or SRL. This works the same as SRA, but always fills with zeroes rather than preserving the sign bit. Again, it has all the same available addressing as SLA or SRA, and like SRA, the old bit zero is shifted into the carry bit.</text:p>
      <text:p text:style-name="Normal">[cut to slide 12 – SLL]</text:p>
      <text:p text:style-name="Normal">While it’s not documented by Zilog, there is a Shift Left Logical, as well, and most assemblers support it. It goes by different mnemonics, SLL or SL1, because it fills with ones every time. It’s not quite as useful, which may explain why it’s not documented, but it is still taking up space in the opcode table.<text:s/>For sjasmplus, you can use either the SLL or SL1 mnemonic, and use any of the operands that are available for the other shift instructions. And like SLA, it will shift the old bit 7 into the carry bit.</text:p>
      <text:p text:style-name="Normal">[cut to slide 13 – Rotating]</text:p>
      <text:p text:style-name="Normal">The Z80 also has various Rotate instructions, which is why all of those Shift instructions shifted their leftover bits into the carry bit. The Rotate instructions will take this carry bit as an input, as well as the original value, and this lets us string together a shift<text:s/>and some rotates to do a shift across multiple bytes. A rotate will take in the carry bit, and shift out a new bit into carry for the next instruction.</text:p>
      <text:p text:style-name="Normal">[cut to slide 14 – RR]</text:p>
      <text:p text:style-name="Normal">The Rotate Right, or RR instruction will shift the register or memory value to the right, filling in bit 7 with the state of the carry bit, and then setting the carry bit with the value’s previous bit 0. So, if you had a signed 16-bit value in BC, you could do an SRA B followed by an RR C, and that would effectively divide that value by 2, with the remainder left in the carry bit. RR can use any of the addressing modes of the Shift instructions, but instead of using A for an argument, you can use the RRA implicit instruction, which actually does the same thing, but faster. The only difference is that RRA will always preserve the S and Z bits, while an RR-space-A will set S if the new value in A is negative or it will set Z if the new value is zero.</text:p>
      <text:p text:style-name="Normal">[cut to slide 15 – RL]</text:p>
      <text:p text:style-name="Normal">Rotate Left, or RL works the same way, but shifting to the left. The new bit zero comes from the carry bit, which will be replaced with the old bit 7. You can use this for 16-bit multiplication. The value in BC will be multiplied by two if you follow an SLA C with an RL B. Note that shifting to the left requires you to start with the low byte instead of the high byte, but you still want to start with a shift left instruction and then do a set of RLs until the whole value is shifted. There is also an RLA instruction, which is a faster version of RL-space-A, and like RRA, it will preserve the S and Z bits.</text:p>
      <text:p text:style-name="Normal">[cut to slide 16 – RRC]</text:p>
      <text:p text:style-name="Normal">The RRC instructions works similarly to RR, except that it doesn’t use the carry bit as an input. Bit 0 is still shifted out to the carry, but it is also copied to Bit 7, so it does a complete rotation within the 8 bits of the specified register or memory location. This may seem like more of a proper bitwise rotation, but it is used less often than RR as it breaks the ability to do division. There is also an RRCA instruction, which like RRA is a faster version of RRC-space-A that preserves the S and Z bits.</text:p>
      <text:p text:style-name="Normal">[cut to slide 17 – RLC]</text:p>
      <text:p text:style-name="Normal">RLC does an internal leftward rotation, just like RRC, but in the opposite direction. At the end, bit 0 and the carry bit will match, containing the old state of bit 7.<text:s/>Because of this, it can’t be used for multiplication like RL can.<text:s/>And again, we have a shortcut for the accumulator, with RLCA being a faster version of RLC-space-A that preserves S and Z.</text:p>
      <text:p text:style-name="Normal">[cut to slide 18 – decimal rotation]</text:p>
      <text:p text:style-name="Normal">While not strictly bitwise, there is another pair of rotation instructions, and they are used specifically for binary-coded decimal numbers, or BCD. These are RLD and RRD, and we’ll get into the intended use of those in another lesson. For now, just note that these do not operate on single registers, but on both the accumulator and a memory location whose address in HL. Also, they rotate 4 bits at a time, which is what you need to represent a decimal digit. Here we are treating A and that memory location as a virtual 12-bit register, with the lower nybble of A being bits 11 through 8 while<text:s/><text:soft-page-break/>bits 7 through 0 are simply the byte in memory. An RLD will do a leftward rotation of these three nybbles, with the upper nybble in memory going to the lower nybble of A, the lower nybble in memory shifting up to its upper nybble, and the former lower nybble of A now going to the lower nybble of memory. The upper nybble of A is unaffected. For RRD, it simply goes in the opposite direction, with the lower nybble of A shifting into the upper nybble of memory. The former upper nybble of memory is shifted to its lower nybble, and finally the former lower nybble of memory shifting into the lower nybble of A. Again, the upper nybble of A is unaffected. Both of these instructions have effects on the same flags, as you can see here. You can see here that the carry bit is preserved, unlike the other kinds of rotation.</text:p>
      <text:p text:style-name="Normal"/>
      <text:p text:style-name="Normal"/>
      <text:p text:style-name="Normal"/>
      <text:p text:style-name="P3"/>
      <text:p text:style-name="Normal">[switch to build.sh tab]</text:p>
      <text:p text:style-name="Normal">We just call sjasmplus with the --lst option to generate a machine code listing<text:s/>and then pass it the name of our assembly file, bit.asm. Now let’s go to the terminal and run it.</text:p>
      <text:p text:style-name="Normal">[cut to terminal]</text:p>
      <text:p text:style-name="Normal">We run build.sh… and then do a directory listing and see that the bit.sna snapshot file is there. So let’s load it into the emulator.</text:p>
      <text:p text:style-name="Normal">[cut to emulator]</text:p>
      <text:p text:style-name="Normal">We’re using Fuse again, so we hit F3 and select bit.sna and let it run.<text:s/></text:p>
      <text:p text:style-name="Normal"/>
      <text:p text:style-name="Normal">[start loading patreon.szx]</text:p>
      <text:p text:style-name="Normal">In the linked GitHub repo you’ll find not only this code, but all of the code examples for each lesson and all of the slides presented in this<text:s/>series. In the README, you’ll also find links to some additional materials that can help explain what’s going on and provide some needed background in case your programming experience is a bit limited.</text:p>
      <text:p text:style-name="Normal">Please subscribe to my channel and click the bell to<text:s/>be notified when the next episode comes out, and please like this video if you learned anything and let YouTube know that you want to see more tutorials like this. If you can’t wait for the next episode to go public, join our Patreon community and see my videos ad-free as soon as they are uploaded, just like the people you see here. Thanks for watching, and I hope to see you again soon. Bye-by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Calibri Light"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1-10-26T14:12:00Z</meta:creation-date>
    <dc:date>2021-10-27T20:51:00Z</dc:date>
    <meta:template xlink:href="Normal.dotm" xlink:type="simple"/>
    <meta:editing-cycles>16</meta:editing-cycles>
    <meta:editing-duration>PT35700S</meta:editing-duration>
    <meta:document-statistic meta:page-count="5" meta:paragraph-count="31" meta:word-count="2327" meta:character-count="15565" meta:row-count="110" meta:non-whitespace-character-count="13269"/>
  </office:meta>
</office:document-meta>
</file>